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text-align="start" style:justify-single-word="false"/>
      <style:text-properties fo:font-size="14pt" officeooo:rsid="001422dd" officeooo:paragraph-rsid="001422dd" style:font-size-asian="14pt" style:font-size-complex="14pt"/>
    </style:style>
    <style:style style:name="P2" style:family="paragraph" style:parent-style-name="Standard">
      <style:paragraph-properties fo:text-align="start" style:justify-single-word="false"/>
      <style:text-properties fo:font-size="14pt" officeooo:rsid="001422dd" officeooo:paragraph-rsid="001422dd" style:font-size-asian="14pt" style:font-size-complex="14pt"/>
    </style:style>
    <style:style style:name="P3" style:family="paragraph" style:parent-style-name="Standard">
      <style:text-properties fo:font-size="14pt" officeooo:rsid="001422dd" officeooo:paragraph-rsid="001422dd" style:font-size-asian="14pt" style:font-size-complex="14pt"/>
    </style:style>
    <style:style style:name="P4" style:family="paragraph" style:parent-style-name="Standard">
      <style:paragraph-properties fo:text-align="center" style:justify-single-word="false"/>
      <style:text-properties fo:font-size="14pt" officeooo:rsid="001422dd" officeooo:paragraph-rsid="001422dd" style:font-size-asian="14pt" style:font-size-complex="14pt"/>
    </style:style>
    <style:style style:name="P5" style:family="paragraph" style:parent-style-name="Standard">
      <style:paragraph-properties fo:text-align="start" style:justify-single-word="false"/>
      <style:text-properties fo:font-size="14pt" officeooo:rsid="00149a8c" officeooo:paragraph-rsid="00149a8c" style:font-size-asian="14pt" style:font-size-complex="14pt"/>
    </style:style>
    <style:style style:name="P6" style:family="paragraph" style:parent-style-name="Standard">
      <style:paragraph-properties fo:text-align="start" style:justify-single-word="false"/>
      <style:text-properties fo:font-size="14pt" officeooo:rsid="00149a8c" officeooo:paragraph-rsid="00153f40" style:font-size-asian="14pt" style:font-size-complex="14pt"/>
    </style:style>
    <style:style style:name="P7" style:family="paragraph" style:parent-style-name="Standard">
      <style:paragraph-properties fo:text-align="start" style:justify-single-word="false"/>
      <style:text-properties fo:font-size="14pt" officeooo:rsid="00153f40" officeooo:paragraph-rsid="00153f40" style:font-size-asian="14pt" style:font-size-complex="14pt"/>
    </style:style>
    <style:style style:name="P8" style:family="paragraph" style:parent-style-name="Standard">
      <style:paragraph-properties fo:text-align="start" style:justify-single-word="false"/>
      <style:text-properties fo:font-size="14pt" officeooo:rsid="00183d80" officeooo:paragraph-rsid="00183d80" style:font-size-asian="14pt" style:font-size-complex="14pt"/>
    </style:style>
    <style:style style:name="P9" style:family="paragraph" style:parent-style-name="Standard">
      <style:paragraph-properties fo:text-align="start" style:justify-single-word="false"/>
      <style:text-properties fo:font-size="14pt" officeooo:rsid="001ad445" officeooo:paragraph-rsid="001ad445" style:font-size-asian="14pt" style:font-size-complex="14pt"/>
    </style:style>
    <style:style style:name="P10" style:family="paragraph" style:parent-style-name="Standard">
      <style:paragraph-properties fo:text-align="start" style:justify-single-word="false"/>
      <style:text-properties fo:font-size="14pt" officeooo:rsid="001cafde" officeooo:paragraph-rsid="001cafde" style:font-size-asian="14pt" style:font-size-complex="14pt"/>
    </style:style>
    <style:style style:name="P11" style:family="paragraph" style:parent-style-name="Standard">
      <style:paragraph-properties fo:text-align="start" style:justify-single-word="false"/>
      <style:text-properties fo:font-size="14pt" officeooo:rsid="00222567" officeooo:paragraph-rsid="00222567" style:font-size-asian="14pt" style:font-size-complex="14pt"/>
    </style:style>
    <style:style style:name="P12" style:family="paragraph" style:parent-style-name="Standard">
      <style:paragraph-properties fo:text-align="start" style:justify-single-word="false"/>
      <style:text-properties fo:font-size="14pt" officeooo:rsid="00228940" officeooo:paragraph-rsid="00228940" style:font-size-asian="14pt" style:font-size-complex="14pt"/>
    </style:style>
    <style:style style:name="P13" style:family="paragraph" style:parent-style-name="Standard">
      <style:paragraph-properties fo:text-align="start" style:justify-single-word="false"/>
      <style:text-properties fo:font-size="14pt" fo:font-weight="bold" officeooo:rsid="00149a8c" officeooo:paragraph-rsid="00149a8c"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d6c78" officeooo:paragraph-rsid="001d6c78"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203077" officeooo:paragraph-rsid="00203077"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rsid="001422dd" officeooo:paragraph-rsid="001422d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style="italic" officeooo:rsid="001422dd" officeooo:paragraph-rsid="001422dd" style:font-size-asian="14pt" style:font-style-asian="italic" style:font-size-complex="14pt" style:font-style-complex="italic"/>
    </style:style>
    <style:style style:name="P18" style:family="paragraph" style:parent-style-name="Standard">
      <style:paragraph-properties fo:text-align="start" style:justify-single-word="false"/>
      <style:text-properties fo:font-size="14pt" fo:font-style="italic" officeooo:rsid="0023c2e8" officeooo:paragraph-rsid="0023c2e8" style:font-size-asian="14pt" style:font-style-asian="italic" style:font-size-complex="14pt" style:font-style-complex="italic"/>
    </style:style>
    <style:style style:name="P19" style:family="paragraph" style:parent-style-name="Standard">
      <style:paragraph-properties fo:text-align="start" style:justify-single-word="false"/>
      <style:text-properties fo:font-size="14pt" fo:font-style="italic" officeooo:rsid="0025626c" officeooo:paragraph-rsid="0025626c" style:font-size-asian="14pt" style:font-style-asian="italic" style:font-size-complex="14pt" style:font-style-complex="italic"/>
    </style:style>
    <style:style style:name="P20" style:family="paragraph" style:parent-style-name="Standard">
      <style:paragraph-properties fo:text-align="start" style:justify-single-word="false"/>
      <style:text-properties fo:font-size="14pt" fo:font-style="italic" officeooo:rsid="0025626c" officeooo:paragraph-rsid="00269fde" style:font-size-asian="14pt" style:font-style-asian="italic" style:font-size-complex="14pt" style:font-style-complex="italic"/>
    </style:style>
    <style:style style:name="P21" style:family="paragraph" style:parent-style-name="Standard">
      <style:paragraph-properties fo:text-align="start" style:justify-single-word="false"/>
      <style:text-properties fo:font-size="14pt" fo:font-style="italic" officeooo:rsid="00269fde" officeooo:paragraph-rsid="00269fde" style:font-size-asian="14pt" style:font-style-asian="italic" style:font-size-complex="14pt" style:font-style-complex="italic"/>
    </style:style>
    <style:style style:name="T1" style:family="text">
      <style:text-properties style:text-position="super 58%"/>
    </style:style>
    <style:style style:name="T2" style:family="text">
      <style:text-properties officeooo:rsid="00153f40"/>
    </style:style>
    <style:style style:name="T3" style:family="text">
      <style:text-properties officeooo:rsid="00172afb"/>
    </style:style>
    <style:style style:name="T4" style:family="text">
      <style:text-properties style:font-name="Liberation Serif" officeooo:rsid="00172afb"/>
    </style:style>
    <style:style style:name="T5" style:family="text">
      <style:text-properties style:font-name="Liberation Serif1"/>
    </style:style>
    <style:style style:name="T6" style:family="text">
      <style:text-properties style:font-name="Liberation Serif1" officeooo:rsid="00172afb"/>
    </style:style>
    <style:style style:name="T7" style:family="text">
      <style:text-properties style:font-name="Liberation Serif1" officeooo:rsid="00183d80"/>
    </style:style>
    <style:style style:name="T8" style:family="text">
      <style:text-properties style:font-name="Liberation Serif1" officeooo:rsid="001cafde"/>
    </style:style>
    <style:style style:name="T9" style:family="text">
      <style:text-properties style:font-name="Liberation Serif1" officeooo:rsid="001d6c78"/>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1e2399" style:font-weight-asian="normal" style:font-weight-complex="normal"/>
    </style:style>
    <style:style style:name="T12" style:family="text">
      <style:text-properties style:font-name="Liberation Serif1" fo:font-weight="normal" officeooo:rsid="00208841" style:font-weight-asian="normal" style:font-weight-complex="normal"/>
    </style:style>
    <style:style style:name="T13" style:family="text">
      <style:text-properties style:font-name="Liberation Serif1" fo:font-weight="normal" officeooo:rsid="00228940" style:font-weight-asian="normal" style:font-weight-complex="normal"/>
    </style:style>
    <style:style style:name="T14" style:family="text">
      <style:text-properties style:font-name="Liberation Serif1" officeooo:rsid="00228940"/>
    </style:style>
    <style:style style:name="T15" style:family="text">
      <style:text-properties officeooo:rsid="0019b544"/>
    </style:style>
    <style:style style:name="T16" style:family="text">
      <style:text-properties officeooo:rsid="001d6c78"/>
    </style:style>
    <style:style style:name="T17" style:family="text">
      <style:text-properties officeooo:rsid="001f8fe6"/>
    </style:style>
    <style:style style:name="T18" style:family="text">
      <style:text-properties officeooo:rsid="0025626c"/>
    </style:style>
    <style:style style:name="T19"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briel Howland</text:p>
      <text:p text:style-name="P3">Thesis 470</text:p>
      <text:p text:style-name="P3">September 13<text:span text:style-name="T1">th</text:span>, 2024</text:p>
      <text:p text:style-name="P3"/>
      <text:p text:style-name="P4">Thesis Proposal to the Theatre Department</text:p>
      <text:p text:style-name="P4">(title pending)</text:p>
      <text:p text:style-name="P4">for an interdisciplinary thesis in the areas of</text:p>
      <text:p text:style-name="P4">Computer Science and Theatre. </text:p>
      <text:p text:style-name="P4"/>
      <text:list text:style-name="L1">
        <text:list-item>
          <text:p text:style-name="P1"><text:span text:style-name="T19">Name of Student:</text:span> Gabe Howland</text:p>
        </text:list-item>
        <text:list-item>
          <text:p text:style-name="P1"><text:span text:style-name="T19">Major:</text:span> Computer Science &amp; Theatre</text:p>
        </text:list-item>
        <text:list-item>
          <text:p text:style-name="P1"><text:span text:style-name="T19">Thesis Advisor(s):</text:span> Peter Ksander and <text:span text:style-name="T17">Jim Fix</text:span></text:p>
        </text:list-item>
        <text:list-item>
          <text:p text:style-name="P1"><text:span text:style-name="T19">Anticipated Graduation Date:</text:span> May 15<text:span text:style-name="T1">th</text:span>, 2025</text:p>
        </text:list-item>
        <text:list-item>
          <text:p text:style-name="P1"><text:span text:style-name="T19">Title: </text:span>(pending)</text:p>
        </text:list-item>
        <text:list-item>
          <text:p text:style-name="P1"><text:span text:style-name="T19">Department Approval:</text:span> (pending)</text:p>
        </text:list-item>
        <text:list-item>
          <text:p text:style-name="P1"><text:span text:style-name="T19">Description of Project:</text:span><text:line-break/></text:p>
        </text:list-item>
      </text:list>
      <text:p text:style-name="P13">Topic/Rationale:</text:p>
      <text:p text:style-name="P5"/>
      <text:p text:style-name="P8">How do we make lighting feel “live” again? As the technology for controlling lights has advanced, the lighting design for shows <text:span text:style-name="T15">has gotten more advanced, but all programmed (save for some few spotlight operators). Although convenient, and necessary for high-complexity shows, sometimes that design fails to feel “live”, and does not keep the audience on the edge of their seat. </text:span><text:span text:style-name="T16">I want to deconstruct what that means, and how I can reproduce it with software.</text:span></text:p>
      <text:p text:style-name="P5"/>
      <text:p text:style-name="P6">I aim to create a software for show control which tracks a performer in a theatrical space, and trains a moving light onto the performer. There are some caveats. The software needs to be <text:span text:style-name="T2">lightweight, and able to run on the average laptop computer. It must be open source, and publicly available for all to use and modify. Finally, the program needs to exist on top of existing theatrical network architecture. My aim for this is to try and create technology that is accessible to productions with little budget. </text:span></text:p>
      <text:p text:style-name="P6"/>
      <text:p text:style-name="P7">Tracking a performer is not a new idea. There a numerous choices for a lighting tracking software, <text:span text:style-name="T3">like CAST Group’s BLACKTRAX, Follow-Me</text:span><text:span text:style-name="T4">©</text:span><text:span text:style-name="T6">, and zactrack</text:span><text:span text:style-name="T4">®</text:span><text:span text:style-name="T6">. However, these systems are often </text:span><text:span text:style-name="T7">closed-source, prohibitively expensive, hardware intensive, or otherwise difficult for small productions to access. This software hopes to try to make it easier to access.</text:span></text:p>
      <text:p text:style-name="P7"><text:span text:style-name="T7"/></text:p>
      <text:p text:style-name="P9"><text:span text:style-name="T5">With this project comes deep research into the </text:span><text:span text:style-name="T8">history of performance technology. I aim to look at how lighting control technology advanced over the previous ~50 years, and see how the changes affected what lighting meant for the stage. I also want to explore </text:span><text:soft-page-break/><text:span text:style-name="T8">how this technology differs over productions of different sizes. I postulate that technology often “trickles down” from high-end productions (who can afford R&amp;D) to low-end.</text:span></text:p>
      <text:p text:style-name="P9"><text:span text:style-name="T8"/></text:p>
      <text:p text:style-name="P10"><text:span text:style-name="T5">This project will culminate in a design that will be presented at Beier (Belle) Li’s Dance Thesis. </text:span><text:span text:style-name="T9">Belle’s thesis (which would be presented in the Spring semester) focuses on the concept of “Mother” through three different lenses: Her own mother, her mother language, and her mother country (Mandarin and China respectively). I believe that this specific software would be prudent to use when Belle explores her mother country. It is not new knowledge that China uses fairly invasive surveillance technology on it’s citizens, and I believe that a design that utilizes live cameras to position a light can highlight that well. More discussion about the specifics of my design is upcoming as Belle and I meet to begin to dig further into this production.</text:span></text:p>
      <text:p text:style-name="P10"><text:span text:style-name="T9"/></text:p>
      <text:p text:style-name="P14"><text:span text:style-name="T5">The nitty-gritty (the specifics I have currently):</text:span></text:p>
      <text:p text:style-name="P14"><text:span text:style-name="T10"/></text:p>
      <text:p text:style-name="P14"><text:span text:style-name="T10">This is an ambitious project, and is not without it’s pitfalls. I believe the best way to approach this project is through the following:</text:span></text:p>
      <text:p text:style-name="P14"><text:span text:style-name="T10"/></text:p>
      <text:p text:style-name="P14"><text:span text:style-name="T10">The Fall semester will be spent doing research on performance technology, the foundation for my later designs, and developing the software in question. As of writing, I do not have a CS Thesis advisor yet, so the specific schedule for development has not be laid out. There are some landmarks I hope to hit, like a working prototype for the computer-vision component of the software by Fall break.</text:span></text:p>
      <text:p text:style-name="P14"><text:span text:style-name="T10"/></text:p>
      <text:p text:style-name="P15"><text:span text:style-name="T10">During the fall, I would like to have access to a space where I can test my control scheme. I do not anticipate needing a space long-term. I propose using the Black Box for a week/week and a half to do testing </text:span><text:span text:style-name="T13">and benchmarking</text:span><text:span text:style-name="T10">. I plan to do any testing during the evening (and will work my schedule around rehearsal or class needs). </text:span><text:span text:style-name="T12">Timing-wise, it would likely be around Fall break and is largely dependent on the development process.</text:span></text:p>
      <text:p text:style-name="P14"><text:span text:style-name="T10"/></text:p>
      <text:p text:style-name="P14"><text:span text:style-name="T10">The Spring semester is where all the threads come together. At this point I plan to have a working prototype for the whole control scheme. This semester will be about developing the design for Belle’s thesis, implementing the design, and </text:span><text:span text:style-name="T11">fine-tuning the control scheme.</text:span></text:p>
      <text:p text:style-name="P14"><text:span text:style-name="T11"/></text:p>
      <text:p text:style-name="P11"><text:span text:style-name="T5">There are a couple of material needs I have for this project. </text:span><text:span text:style-name="T14">The biggest need, or one that will require the most planning, is access to a moving light. The Theatre department has moving lights that may work for this project (and will be benchmarked), but it’s possible the instruments may be too slow, power-hungry, or provide other difficulties for the project. I plan to get in contact with local lighting dealers (like Hollywood Lights, or </text:span><text:soft-page-break/><text:span text:style-name="T14">Buddy’s Lights) to look at rental options for smaller, faster, and otherwise less burdensome instruments for the project. I hope to use the money allocated for my thesis for this. The other needs include but are not limited to: Arduino/raspberry pi, cameras, cheap computing parts, and papers or other literature resources. These needs come from what I expect will come up through the development process and are subject to change. </text:span></text:p>
      <text:p text:style-name="P12"><text:span text:style-name="T5"/></text:p>
      <text:list text:continue-numbering="true" text:style-name="L1">
        <text:list-item>
          <text:p text:style-name="P16">Annotated Bibliography</text:p>
        </text:list-item>
      </text:list>
      <text:p text:style-name="P2"/>
      <text:p text:style-name="P2">Birringer, Johannes. “Dance and Media Technologies.” PAJ: A Journal of Performance and Art 24, no. 1 (January 2002): 84–93. https://doi.org/10.1162/152028101753401811.</text:p>
      <text:p text:style-name="P2">Bowman, Wayne, and Jean Bowman. Modern Theatre Lighting. New York: Harper, 1957.</text:p>
      <text:p text:style-name="P2"/>
      <text:p text:style-name="P18">A recommendation from Peter Ksander. Currently having trouble accessing the text without paying lots of money, but should help contextualize the use of technology alongside dance.</text:p>
      <text:p text:style-name="P18"/>
      <text:p text:style-name="P2">Dixon, Steve. Digital Performance : A History of New Media in Theater, Dance, Performance Art, and Installation. Leonardo. Cambridge, Massachusetts ; The MIT Press, 2007.</text:p>
      <text:p text:style-name="P2"/>
      <text:p text:style-name="P18">Recommended as a place to start my research in performance technology by Peter. It covers the history of performance technology, and there is a chapter dedicated to the concept of “liveness.”</text:p>
      <text:p text:style-name="P2"/>
      <text:p text:style-name="P2">Faugeras, Olivier, Quang-Tuan. Luong, and Théo. Papadopoulo. The Geometry of Multiple Images : The Laws That Govern the Formation of Multiple Images of a Scene and Some of Their Applications. Cambridge, Mass: MIT Press, 2001.</text:p>
      <text:p text:style-name="P2"/>
      <text:p text:style-name="P18">One of multiple books I am getting to research more into how <text:span text:style-name="T18">to take 2+ camera feeds and figuring out the positioning of a performer in the theater space.</text:span></text:p>
      <text:p text:style-name="P2"/>
      <text:p text:style-name="P2">Hartley, Richard., and Andrew. Zisserman. Multiple View Geometry in Computer Vision. 2nd ed. Cambridge, UK ; Cambridge University Press, 2003.</text:p>
      <text:p text:style-name="P2"/>
      <text:p text:style-name="P20">Another book I plan to reference when looking at computer vision and figuring out how to do the geometric translations needed.</text:p>
      <text:p text:style-name="P2"/>
      <text:p text:style-name="P2"/>
      <text:p text:style-name="P2"/>
      <text:p text:style-name="P2"><text:soft-page-break/>Keller, Max., Johannes. Weiss, Michael. Robinson, and Andreas. Klotz. Light Fantastic : The Art and Design of Stage Lighting. 2nd rev. and Updated ed. Light. Munich ; Prestel, 2006.</text:p>
      <text:p text:style-name="P2"/>
      <text:p text:style-name="P21">Another recommendation from Peter, this is a library of various design techniques through the ages, and is a sophisticated breakdown of all the ins and outs of lighting technology, including a breakdown on the DMX protocol.</text:p>
      <text:p text:style-name="P2"/>
      <text:p text:style-name="P2">Macgowan, Kenneth. The Theatre of Tomorrow. New York: Boni and Liveright, 1921.</text:p>
      <text:p text:style-name="P2"/>
      <text:p text:style-name="P19">A (rather old) text discussing different works of stagecraft, and overall discussing early electric lighting techniques and their effect. Also has some fun thought experiments of theatre in the future (from the perspective of someone from 1921).</text:p>
      <text:p text:style-name="P2"/>
      <text:p text:style-name="P2">Pilbrow, Richard. Stage Lighting Design : The Art, the Craft, the Life. New York: By Design Press, 1997.</text:p>
      <text:p text:style-name="P2"/>
      <text:p text:style-name="P19">One of the multiple foundational texts I will use for history/academic reference when discussing lighting techniques and performance technology.</text:p>
      <text:p text:style-name="P2"/>
      <text:p text:style-name="P2">Seul, Michael., Lawrence. O’Gorman, and Michael J. Sammon. Practical Algorithms for Image Analysis : Description, Examples, and Code. Cambridge ; Cambridge University Press, 2000.</text:p>
      <text:p text:style-name="P17"/>
      <text:p text:style-name="P19">Possibly a reference for doing frame-by-frame image analysis for software implementation.</text:p>
      <text:p text:style-name="P2"/>
      <text:p text:style-name="P2">Shirai, Yoshiaki. Three-Dimensional Computer Vision. Symbolic Computation. Computer Graphics--Systems and Applications. Berlin ; Springer-Verlag, 1987.</text:p>
      <text:p text:style-name="P2"/>
      <text:p text:style-name="P19">Another reference for software, specifically geared to multi-camera computer vision.</text:p>
      <text:p text:style-name="P2"/>
      <text:p text:style-name="P2">Swann, Alex. “Sound Design : A Systems Approach.” Reed College, 2016.</text:p>
      <text:p text:style-name="P2"/>
      <text:p text:style-name="P21">Although technically not Lighting Design, Alex’s project of a self-tuning system echoes a live-tracking vision system. I want to see how he deconstructs his problem, and how he writes about current technology.</text:p>
      <text:p text:style-name="P2"/>
      <text:p text:style-name="P2">Wechsler, Harry. Computational Vision. Computer Science and Scientific Computing. Boston: Academic Press, 1990.</text:p>
      <text:p text:style-name="P2"/>
      <text:p text:style-name="P21">The final book I found in the Reed Library for computer vision. More fun math &amp;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9:04:53.942650883</meta:creation-date>
    <dc:date>2024-09-12T22:38:59.864293129</dc:date>
    <meta:editing-duration>PT4H57M24S</meta:editing-duration>
    <meta:editing-cycles>3</meta:editing-cycles>
    <meta:generator>LibreOffice/24.2.5.2$Linux_X86_64 LibreOffice_project/420$Build-2</meta:generator>
    <meta:document-statistic meta:table-count="0" meta:image-count="0" meta:object-count="0" meta:page-count="4" meta:paragraph-count="50" meta:word-count="1352" meta:character-count="8516" meta:non-whitespace-character-count="7220"/>
  </office:meta>
</office:document-meta>
</file>